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Subtitle"><text:initial-creator>sujal@GLaDOS</text:initial-creator></text:p>
      <text:p text:style-name="OrgSubtitle"/>
      <text:p text:style-name="Text_20_body"><text:span text:style-name="OrgCode">\tocfalse</text:span>
</text:p>
      <text:p text:style-name="OrgFixedWidthBlock">\begin{large}</text:p>
      <text:p text:style-name="OrgFixedWidthBlock"/>
      <text:p text:style-name="OrgFixedWidthBlock">\makeatletter</text:p>
      <text:p text:style-name="OrgFixedWidthBlock">\begin{titlepage}</text:p>
      <text:p text:style-name="OrgFixedWidthBlock">\centering</text:p>
      <text:p text:style-name="OrgFixedWidthBlock">\textbf{\Large{Tribhuvan University \\Faculty of Humanities and Social Sciences\\}}</text:p>
      <text:p text:style-name="OrgFixedWidthBlock">\vfill</text:p>
      <text:p text:style-name="OrgFixedWidthBlock"/>
      <text:p text:style-name="OrgFixedWidthBlock">\includegraphics[width=0.5\textwidth]{tu-logo-transparent} </text:p>
      <text:p text:style-name="OrgFixedWidthBlock">\vfill</text:p>
      <text:p text:style-name="OrgFixedWidthBlock"/>
      <text:p text:style-name="OrgFixedWidthBlock">\textbf{\Large{\labString}}</text:p>
      <text:p text:style-name="OrgFixedWidthBlock">\vfill</text:p>
      <text:p text:style-name="OrgFixedWidthBlock"/>
      <text:p text:style-name="OrgFixedWidthBlock">\textbf{Submitted to:} \\\teacher{\subjectNum}, \\Department of Computer Application, \\ Himalaya College of Engineering, \\Chyasal,Lalitpur</text:p>
      <text:p text:style-name="OrgFixedWidthBlock">\vfill</text:p>
      <text:p text:style-name="OrgFixedWidthBlock"/>
      <text:p text:style-name="OrgFixedWidthBlock">\textbf{Submitted by:}\\\@author\\\@date\\</text:p>
      <text:p text:style-name="OrgFixedWidthBlock">\vfill</text:p>
      <text:p text:style-name="OrgFixedWidthBlock"/>
      <text:p text:style-name="OrgFixedWidthBlock">\makeatother</text:p>
      <text:p text:style-name="OrgFixedWidthBlock">\end{titlepage}</text:p>
      <text:p text:style-name="OrgFixedWidthBlockLastLine">\end{large}</text:p>
      <text:p text:style-name="OrgFixedWidthBlockLastLine"/>
      <text:p text:style-name="Text_20_body"><text:span text:style-name="OrgCode">\clearpage</text:span>
</text:p>
      <text:p text:style-name="Text_20_body"><text:span text:style-name="OrgCode">\iftoc</text:span>
<text:span text:style-name="OrgCode">\tableofcontents</text:span>
<text:span text:style-name="OrgCode">\clearpage</text:span>
<text:span text:style-name="OrgCode">\fi</text:span>
</text:p>
      <text:h text:style-name="Heading_20_1" text:outline-level="1" text:is-list-header="false">
<text:bookmark-start text:name="OrgXref.org9b5b98a"/>
<text:bookmark text:name="org9b5b98a"/>Objectives
<text:bookmark-end text:name="OrgXref.org9b5b98a"/></text:h>
      <text:list text:style-name="OrgBulletedList" text:continue-numbering="false">
        <text:list-item>
          <text:p text:style-name="Text_20_body">understand difference between straight-through &amp; cross-over network cable
</text:p>
        </text:list-item>
        <text:list-item>
          <text:p text:style-name="Text_20_body">practically implement the cross-over cable using clamping tool.
</text:p>
        </text:list-item>
      </text:list>
      <text:h text:style-name="Heading_20_1" text:outline-level="1" text:is-list-header="false">
<text:bookmark-start text:name="OrgXref.org2b50aac"/>
<text:bookmark text:name="org2b50aac"/>Introduction
<text:bookmark-end text:name="OrgXref.org2b50aac"/></text:h>
      <text:p text:style-name="Text_20_body">Ethernet cables belong to the Physical layer of the OSI model and are used to connect devices together in a network.  They can be of 2 types:
</text:p>
      <text:list text:style-name="OrgBulletedList" text:continue-numbering="false">
        <text:list-item>
          <text:p text:style-name="Text_20_body">Straight-through
</text:p>
        </text:list-item>
        <text:list-item>
          <text:p text:style-name="Text_20_body">Cross-over
</text:p>
        </text:list-item>
      </text:list>
      <text:p text:style-name="Text_20_body">An un-clamped patch cable consists of 8 smaller color-coded wires. The patch cable can be converted into either of the 2 types based on the wiring standard used i.e. the sequence of organizing and connecting the wires to the RJ45 connectors.
</text:p>
      <text:h text:style-name="Heading_20_2" text:outline-level="2" text:is-list-header="false">
<text:bookmark-start text:name="OrgXref.orgf97abab"/>
<text:bookmark text:name="orgf97abab"/>Straight-through
<text:bookmark-end text:name="OrgXref.orgf97abab"/></text:h>
      <text:p text:style-name="Text_20_body">It is used to connect a computer to a network hub such as a router. Both ends of the wire must follow the same wiring standard, that can be either T568A or TF68B.
</text:p>
      <text:h text:style-name="Heading_20_2" text:outline-level="2" text:is-list-header="false">
<text:bookmark-start text:name="OrgXref.org70f276b"/>
<text:bookmark text:name="org70f276b"/>Cross-over
<text:bookmark-end text:name="OrgXref.org70f276b"/></text:h>
      <text:p text:style-name="Text_20_body">It is used to connect devices of the same type i.e. computer to coputer, switch to switch etc. Here, one end must use the T568A standard and the other must be T568B.
</text:p>
      <text:section text:style-name="OrgIndentedSection-Level-0" text:name="Section1">
        <text:p text:style-name="Table">
<text:bookmark text:name="nil"/>Table <text:sequence text:ref-name="nil" text:name="Table" text:formula="ooow:Table+1" style:num-format="1">2.2.1</text:sequence>: Cabling Standard/ organization for cross-over ethernet cable</text:p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Right">RJ45 pin no.(end 1)</text:p>
              </table:table-cell>
              <table:table-cell table:style-name="OrgTblCellTBL">
                <text:p text:style-name="OrgTableHeadingLeft">Wire color</text:p>
              </table:table-cell>
              <table:table-cell table:style-name="OrgTblCellTBL">
                <text:p text:style-name="OrgTableHeadingRight">RJ45 pin no.(end 2)</text:p>
              </table:table-cell>
              <table:table-cell table:style-name="OrgTblCellTBL">
                <text:p text:style-name="OrgTableHeadingLeft">Wire color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Right">1</text:p>
              </table:table-cell>
              <table:table-cell table:style-name="OrgTblCellTL">
                <text:p text:style-name="OrgTableContentsLeft">White orange</text:p>
              </table:table-cell>
              <table:table-cell table:style-name="OrgTblCellTL">
                <text:p text:style-name="OrgTableContentsRight">1</text:p>
              </table:table-cell>
              <table:table-cell table:style-name="OrgTblCellTL">
                <text:p text:style-name="OrgTableContentsLeft">White green</text:p>
              </table:table-cell>
            </table:table-row>
            <table:table-row>
              <table:table-cell table:style-name="OrgTblCell">
                <text:p text:style-name="OrgTableContentsRight">2</text:p>
              </table:table-cell>
              <table:table-cell table:style-name="OrgTblCellL">
                <text:p text:style-name="OrgTableContentsLeft">Orange</text:p>
              </table:table-cell>
              <table:table-cell table:style-name="OrgTblCellL">
                <text:p text:style-name="OrgTableContentsRight">2</text:p>
              </table:table-cell>
              <table:table-cell table:style-name="OrgTblCellL">
                <text:p text:style-name="OrgTableContentsLeft">Green</text:p>
              </table:table-cell>
            </table:table-row>
            <table:table-row>
              <table:table-cell table:style-name="OrgTblCell">
                <text:p text:style-name="OrgTableContentsRight">3</text:p>
              </table:table-cell>
              <table:table-cell table:style-name="OrgTblCellL">
                <text:p text:style-name="OrgTableContentsLeft">White green</text:p>
              </table:table-cell>
              <table:table-cell table:style-name="OrgTblCellL">
                <text:p text:style-name="OrgTableContentsRight">3</text:p>
              </table:table-cell>
              <table:table-cell table:style-name="OrgTblCellL">
                <text:p text:style-name="OrgTableContentsLeft">White orange</text:p>
              </table:table-cell>
            </table:table-row>
            <table:table-row>
              <table:table-cell table:style-name="OrgTblCell">
                <text:p text:style-name="OrgTableContentsRight">4</text:p>
              </table:table-cell>
              <table:table-cell table:style-name="OrgTblCellL">
                <text:p text:style-name="OrgTableContentsLeft">Blue</text:p>
              </table:table-cell>
              <table:table-cell table:style-name="OrgTblCellL">
                <text:p text:style-name="OrgTableContentsRight">4</text:p>
              </table:table-cell>
              <table:table-cell table:style-name="OrgTblCellL">
                <text:p text:style-name="OrgTableContentsLeft">White brown</text:p>
              </table:table-cell>
            </table:table-row>
            <table:table-row>
              <table:table-cell table:style-name="OrgTblCell">
                <text:p text:style-name="OrgTableContentsRight">5</text:p>
              </table:table-cell>
              <table:table-cell table:style-name="OrgTblCellL">
                <text:p text:style-name="OrgTableContentsLeft">White blue</text:p>
              </table:table-cell>
              <table:table-cell table:style-name="OrgTblCellL">
                <text:p text:style-name="OrgTableContentsRight">5</text:p>
              </table:table-cell>
              <table:table-cell table:style-name="OrgTblCellL">
                <text:p text:style-name="OrgTableContentsLeft">Brown</text:p>
              </table:table-cell>
            </table:table-row>
            <table:table-row>
              <table:table-cell table:style-name="OrgTblCell">
                <text:p text:style-name="OrgTableContentsRight">6</text:p>
              </table:table-cell>
              <table:table-cell table:style-name="OrgTblCellL">
                <text:p text:style-name="OrgTableContentsLeft">Green</text:p>
              </table:table-cell>
              <table:table-cell table:style-name="OrgTblCellL">
                <text:p text:style-name="OrgTableContentsRight">6</text:p>
              </table:table-cell>
              <table:table-cell table:style-name="OrgTblCellL">
                <text:p text:style-name="OrgTableContentsLeft">Orange</text:p>
              </table:table-cell>
            </table:table-row>
            <table:table-row>
              <table:table-cell table:style-name="OrgTblCell">
                <text:p text:style-name="OrgTableContentsRight">7</text:p>
              </table:table-cell>
              <table:table-cell table:style-name="OrgTblCellL">
                <text:p text:style-name="OrgTableContentsLeft">White brown</text:p>
              </table:table-cell>
              <table:table-cell table:style-name="OrgTblCellL">
                <text:p text:style-name="OrgTableContentsRight">7</text:p>
              </table:table-cell>
              <table:table-cell table:style-name="OrgTblCellL">
                <text:p text:style-name="OrgTableContentsLeft">Blue</text:p>
              </table:table-cell>
            </table:table-row>
            <table:table-row>
              <table:table-cell table:style-name="OrgTblCellB">
                <text:p text:style-name="OrgTableContentsRight">8</text:p>
              </table:table-cell>
              <table:table-cell table:style-name="OrgTblCellBL">
                <text:p text:style-name="OrgTableContentsLeft">Brown</text:p>
              </table:table-cell>
              <table:table-cell table:style-name="OrgTblCellBL">
                <text:p text:style-name="OrgTableContentsRight">8</text:p>
              </table:table-cell>
              <table:table-cell table:style-name="OrgTblCellBL">
                <text:p text:style-name="OrgTableContentsLeft">White blue</text:p>
              </table:table-cell>
            </table:table-row>
          </table:table-rows>
        </table:table>
      </text:section>
      <text:h text:style-name="Heading_20_1" text:outline-level="1" text:is-list-header="false">
<text:bookmark-start text:name="OrgXref.orgc32b54d"/>
<text:bookmark text:name="orgc32b54d"/>Lab Work
<text:bookmark-end text:name="OrgXref.orgc32b54d"/></text:h>
      <text:h text:style-name="Heading_20_2" text:outline-level="2" text:is-list-header="false">
<text:bookmark-start text:name="OrgXref.orge7ea921"/>
<text:bookmark text:name="orge7ea921"/>Tools used
<text:bookmark-end text:name="OrgXref.orge7ea921"/></text:h>
      <text:list text:style-name="OrgBulletedList" text:continue-numbering="false">
        <text:list-item>
          <text:p text:style-name="Text_20_body">RJ-45 Connector
</text:p>
        </text:list-item>
        <text:list-item>
          <text:p text:style-name="Text_20_body">Clamping tool
</text:p>
        </text:list-item>
        <text:list-item>
          <text:p text:style-name="Text_20_body">Twisted pair patch cable
</text:p>
        </text:list-item>
      </text:list>
      <text:h text:style-name="Heading_20_2" text:outline-level="2" text:is-list-header="false">
<text:bookmark-start text:name="OrgXref.org57de069"/>
<text:bookmark text:name="org57de069"/>Procedure
<text:bookmark-end text:name="OrgXref.org57de069"/></text:h>
      <text:list text:style-name="OrgBulletedList" text:continue-numbering="false">
        <text:list-item>
          <text:p text:style-name="Text_20_body">Remove a small length of the cable's plastic jacket/covering using the blade on the clamping tool.  Length should be about the length of the RJ-45 connector.
</text:p>
        </text:list-item>
        <text:list-item>
          <text:p text:style-name="Text_20_body">If needed, trim the inner copper wires so that all are of same length.
</text:p>
        </text:list-item>
        <text:list-item>
          <text:p text:style-name="Text_20_body">Untwitst and organize the copper wires, following the appropriate cabling standard.
</text:p>
        </text:list-item>
        <text:list-item>
          <text:p text:style-name="Text_20_body">Fit the wires into the connector and clamp it shut.
</text:p>
        </text:list-item>
        <text:list-item>
          <text:p text:style-name="Text_20_body">Repeat for the other end as well
</text:p>
        </text:list-item>
      </text:list>
      <text:h text:style-name="Heading_20_1" text:outline-level="1" text:is-list-header="false">
<text:bookmark-start text:name="OrgXref.org4b95654"/>
<text:bookmark text:name="org4b95654"/>Conclusion
<text:bookmark-end text:name="OrgXref.org4b95654"/></text:h>
      <text:p text:style-name="Text_20_body">Thus, we clearly understood the different usecases for straight-through &amp; cross-over network cable.  We also learned how to arrange patch cable into cross-over cabling standard and clamp it by doing so practically.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/>
    <meta:initial-creator/>
    <dc:date>2024-01-20T10:04:47</dc:date>
    <meta:creation-date>2024-01-20T10:04:47</meta:creation-date>
    <meta:generator>Emacs 29.1 (Org mode 9.6.6)</meta:generator>
    <meta:keyword/>
    <dc:subject/>
    <dc:title/>
  </office:meta>
</office:document-meta>
</file>